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Conve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ConverterTests.shouldFailToConvertIfN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ConverterTests.convertFromStreamToRaw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ConverterTests.convertFromArrayT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ConverterTests.convertFromStreamT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ConverterTests.convertFromListT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eamConverterTests.doesNotMatchIfN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ConverterTests.convertFromStream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eamConverterTests.convertFromStreamToArrayNo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ConverterTests.convertFromListToRaw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